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2AFD79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oco_25_20presentation-title">
      <style:graphic-properties draw:auto-grow-height="true" fo:min-height="3.501cm"/>
    </style:style>
    <style:style style:name="pr2" style:family="presentation" style:parent-style-name="loco_25_20presentation-subtitle">
      <style:graphic-properties draw:fill-color="#ffffff" draw:auto-grow-height="true" fo:min-height="12.361cm"/>
    </style:style>
    <style:style style:name="pr3" style:family="presentation" style:parent-style-name="loco_25_20presentation-notes">
      <style:graphic-properties draw:fill-color="#ffffff" draw:auto-grow-height="true" fo:min-height="13.365cm"/>
    </style:style>
    <style:style style:name="pr4" style:family="presentation" style:parent-style-name="loco_25_20presentation-title">
      <style:graphic-properties draw:auto-grow-height="true" fo:min-height="2.001cm"/>
    </style:style>
    <style:style style:name="pr5" style:family="presentation" style:parent-style-name="loco_25_20presentation-subtitle">
      <style:graphic-properties draw:fill-color="#ffffff" fo:min-height="15.11cm"/>
    </style:style>
    <style:style style:name="pr6" style:family="presentation" style:parent-style-name="loco_25_20presentation-notes">
      <style:graphic-properties draw:fill-color="#ffffff" fo:min-height="13.114cm"/>
    </style:style>
    <style:style style:name="pr7" style:family="presentation" style:parent-style-name="loco_25_20presentation-title">
      <style:graphic-properties fo:min-height="1.7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et: practical solution or crutch?</presentation:footer-decl>
      <presentation:date-time-decl presentation:name="dtd1" presentation:source="current-date" style:data-style-name="D3"/>
      <draw:page draw:name="page1" draw:style-name="dp1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199cm" svg:height="3.625cm" svg:x="0.801cm" svg:y="1.937cm" presentation:class="title" presentation:user-transformed="true">
          <draw:text-box>
            <text:p><text:span text:style-name="T1">Writing a good mail autoresponder</text:span></text:p>
          </draw:text-box>
        </draw:frame>
        <draw:frame presentation:style-name="pr2" draw:text-style-name="P2" draw:layer="layout" svg:width="26.099cm" svg:height="12.361cm" svg:x="0.901cm" svg:y="7.5cm" presentation:class="subtitle" presentation:user-transformed="true">
          <draw:text-box>
            <text:p>Armijn Hemel</text:p>
            <text:p>Loco (Loohuis Consulting)</text:p>
            <text:p>NLUUG spring conference</text:p>
            <text:p>May 6, 2010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.199cm" svg:height="2.001cm" svg:x="0.801cm" svg:y="2cm" presentation:class="title">
          <draw:text-box>
            <text:p>About Armijn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1996 – 2006: Computer science at Utrecht University</text:p>
              </text:list-item>
              <text:list-item>
                <text:p><text:s/>2004 – 2006: MSc thesis: NixOS</text:p>
              </text:list-item>
              <text:list-item>
                <text:p><text:s/>2005 - present: coreteam of gpl-violations.org</text:p>
              </text:list-item>
              <text:list-item>
                <text:p><text:s/>2006 - today: board member of NLUUG</text:p>
              </text:list-item>
              <text:list-item>
                <text:p><text:s/>2006 - present: Chief Towel Ornamentor at Loohuis Consul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About Loohuis Consulting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specialized hosting (hence this talk!)</text:p>
              </text:list-item>
              <text:list-item>
                <text:p><text:s/>web development (AJAX, other buzzwords)</text:p>
              </text:list-item>
              <text:list-item>
                <text:p><text:s/>integration with all kinds of data sources</text:p>
              </text:list-item>
              <text:list-item>
                <text:p><text:s/>GPL license compliance engineering and training</text:p>
              </text:list-item>
              <text:list-item>
                <text:p><text:s/>FLOSS adv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Outline of this talk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Description of the problem</text:p>
              </text:list-item>
              <text:list-item>
                <text:p><text:s/>Examples of stuff that needs to be filtered out</text:p>
              </text:list-item>
              <text:list-item>
                <text:p><text:s/>Our implementation and configuration</text:p>
              </text:list-item>
              <text:list-item>
                <text:p><text:s/>Problems encountered</text:p>
              </text:list-item>
              <text:list-item>
                <text:p><text:s/>Future work</text:p>
              </text:list-item>
            </text:list>
            <text:p/>
            <text:p>Warning: ``kicking in open doors, with brute force’’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Research background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customers asked for an autoresponder, because they had that at their old provider. We like to keep our paying customers happy.</text:p>
              </text:list-item>
              <text:list-item>
                <text:p><text:s/>irritation about “out of office spam” we received</text:p>
              </text:list-item>
              <text:list-item>
                <text:p><text:s/>curiosity if we could do better than the rest (and we think we di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Our mail setup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list text:style-name="L1">
              <text:list-item>
                <text:p><text:s/>Postfix for SMTP</text:p>
              </text:list-item>
              <text:list-item>
                <text:p><text:s/>Dovecot for POP3/IMAP4</text:p>
              </text:list-item>
              <text:list-item>
                <text:p><text:s/>Amavis + Spamassassin</text:p>
              </text:list-item>
              <text:list-item>
                <text:p><text:s/>MySQL for accounts</text:p>
              </text:list-item>
              <text:list-item>
                <text:p><text:s/>Custom web interface (PHP) for mail management</text:p>
              </text:list-item>
            </text:list>
            <text:p/>
            <text:p>Any autoresponder we would make would have to be able to work with our setup and also be configurable by the user, or by domain manag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 presentation:user-transformed="true">
          <draw:text-box>
            <text:p>Important observations</text:p>
          </draw:text-box>
        </draw:frame>
        <draw:frame presentation:style-name="pr5" draw:layer="layout" svg:width="26.099cm" svg:height="15.36cm" svg:x="0.901cm" svg:y="4.5cm" presentation:class="subtitle">
          <draw:text-box>
            <text:p>There is one VERY important observation which makes an autoresponder different from a spam filter (also a mail filter):</text:p>
            <text:p/>
            <text:p>Not answering a mail that might need an autoresponse is unfortunate, but no big deal.</text:p>
            <text:p/>
            <text:p>Autoresponding to a mail that should not get an autoresponse is WRONG!</text:p>
            <text:p/>
            <text:p>In short: err on the safe side and send no mail by default (or at least, try to)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Mailing list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HUGE Irritation (for me since 1996): out of office mails to mailinglists, yet this problem seems to persist.</text:p>
            <text:p/>
            <text:p>Mailing list software often uses headers from RFC 2369 or some self-made headers:</text:p>
            <text:p/>
            <text:list text:style-name="L1">
              <text:list-item>
                <text:p><text:s/>List-Id</text:p>
              </text:list-item>
              <text:list-item>
                <text:p><text:s/>List-Unsubscribe</text:p>
              </text:list-item>
              <text:list-item>
                <text:p><text:s/>List-Help</text:p>
              </text:list-item>
              <text:list-item>
                <text:p><text:s/>List-Info</text:p>
              </text:list-item>
              <text:list-item>
                <text:p><text:s/>X-Mailing-List</text:p>
              </text:list-item>
              <text:list-item>
                <text:p><text:s/>etc.</text:p>
              </text:list-item>
            </text:list>
            <text:p/>
            <text:p>RULE: ignore mails with RFC 2369 headers, plus a few oth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That's it, right?</text:p>
          </draw:text-box>
        </draw:frame>
        <draw:frame presentation:style-name="pr5" draw:layer="layout" svg:width="26.099cm" svg:height="15.36cm" svg:x="0.901cm" svg:y="4.5cm" presentation:class="subtitle">
          <draw:text-box>
            <text:p>Nope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Filtering out the obvious: spam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Spam is not something you want to answer:</text:p>
            <text:list text:style-name="L1">
              <text:list-header>
                <text:p/>
              </text:list-header>
              <text:list-item>
                <text:p><text:s/>false addresses are used</text:p>
              </text:list-item>
              <text:list-item>
                <text:p><text:s/>a reply is a sometimes verification that a mail address is valid</text:p>
              </text:list-item>
              <text:list-item>
                <text:p><text:s/>but mostly useless, no real person sending spam is listening, or interested if you are gone on holidays</text:p>
              </text:list-item>
            </text:list>
            <text:p/>
            <text:p>Helpful: SpamAssassin can mark mails as SPAMMY, nearly 100% of the time spam.</text:p>
            <text:p/>
            <text:p>RULE: never autorespond mail marked as SPAMMY</text:p>
            <text:p/>
            <text:p>Tip: spam fighting (greylisting, etc.) can dramatically reduce the amount of false positives for an autoresponder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Checking the mail headers</text:p>
          </draw:text-box>
        </draw:frame>
        <draw:frame presentation:style-name="pr5" draw:layer="layout" svg:width="26.099cm" svg:height="15.36cm" svg:x="0.901cm" svg:y="4.5cm" presentation:class="subtitle">
          <draw:text-box>
            <text:p>After having filtered out spam there is still quite a bit of mail left.</text:p>
            <text:p/>
            <text:p>We have a whole pile of checks where we look at the mail headers, not the mail content!</text:p>
            <text:p/>
            <text:p>Note: the sender we check for is the envelope sender, so not From or Reply-To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 presentation:user-transformed="true">
          <draw:text-box>
            <text:p>Unix shell account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Many processes on Unix can send mail and set the sender to a typical Unix account:</text:p>
            <text:p/>
            <text:list text:style-name="L1">
              <text:list-item>
                <text:p><text:s/>root</text:p>
              </text:list-item>
              <text:list-item>
                <text:p><text:s/>www, www-data, wwwrun, apache, httpd</text:p>
              </text:list-item>
              <text:list-item>
                <text:p><text:s/>nobody</text:p>
              </text:list-item>
              <text:list-item>
                <text:p><text:s/>nagios</text:p>
              </text:list-item>
              <text:list-item>
                <text:p><text:s/>svn</text:p>
              </text:list-item>
              <text:list-item>
                <text:p><text:s/>postmaster</text:p>
              </text:list-item>
              <text:list-item>
                <text:p><text:s/>etcetera, etcetera</text:p>
              </text:list-item>
            </text:list>
            <text:p/>
            <text:p>RULE: ignore all mail possibly sent from a Unix shell account</text:p>
          </draw:text-box>
        </draw:frame>
        <draw:frame presentation:style-name="pr5" draw:layer="layout" svg:width="26.099cm" svg:height="15.36cm" svg:x="35.755cm" svg:y="39.081cm">
          <draw:text-box>
            <text:p>Many processes on Unix can send mail:</text:p>
            <text:p/>
            <text:list text:style-name="L1">
              <text:list-item>
                <text:p><text:s/>root</text:p>
              </text:list-item>
              <text:list-item>
                <text:p><text:s/>www</text:p>
              </text:list-item>
              <text:list-item>
                <text:p><text:s/></text:p>
              </text:list-item>
            </text:list>
          </draw:text-box>
        </draw:frame>
        <draw:frame presentation:style-name="pr5" draw:layer="layout" svg:width="26.099cm" svg:height="15.36cm" svg:x="35.755cm" svg:y="39.081cm">
          <draw:text-box>
            <text:p>Many processes on Unix can send mail:</text:p>
            <text:p/>
            <text:list text:style-name="L1">
              <text:list-item>
                <text:p><text:s/>root</text:p>
              </text:list-item>
              <text:list-item>
                <text:p><text:s/>www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 presentation:user-transformed="true">
          <draw:text-box>
            <text:p>Cron</text:p>
          </draw:text-box>
        </draw:frame>
        <draw:frame presentation:style-name="pr5" draw:layer="layout" svg:width="26.099cm" svg:height="15.36cm" svg:x="0.901cm" svg:y="4.5cm" presentation:class="subtitle">
          <draw:text-box>
            <text:p>Cron can automatically send mail. Although many are sent by Unix system accounts individual users can also have a crontab.</text:p>
            <text:p/>
            <text:p>Mails from most cron implementations set X-Cron-Env</text:p>
            <text:p/>
            <text:p>RULE: do not autorespond any mail that has X-Cron-Env se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 presentation:user-transformed="true">
          <draw:text-box>
            <text:p>Bounces and “no reply”</text:p>
          </draw:text-box>
        </draw:frame>
        <draw:frame presentation:style-name="pr5" draw:layer="layout" svg:width="26.099cm" svg:height="15.36cm" svg:x="0.901cm" svg:y="4.5cm" presentation:class="subtitle">
          <draw:text-box>
            <text:p>Many automated mails use some variant of 'bounce' or 'no reply':</text:p>
            <text:p/>
            <text:list text:style-name="L1">
              <text:list-item>
                <text:p><text:s/>noreply</text:p>
              </text:list-item>
              <text:list-item>
                <text:p><text:s/>no_reply</text:p>
              </text:list-item>
              <text:list-item>
                <text:p><text:s/>no-reply</text:p>
              </text:list-item>
              <text:list-item>
                <text:p><text:s/>do-not-reply</text:p>
              </text:list-item>
              <text:list-item>
                <text:p><text:s/>no.reply</text:p>
              </text:list-item>
              <text:list-item>
                <text:p><text:s/>bounce</text:p>
              </text:list-item>
              <text:list-item>
                <text:p><text:s/>bounces</text:p>
              </text:list-item>
              <text:list-item>
                <text:p><text:s/>possibly more</text:p>
              </text:list-item>
            </text:list>
            <text:p/>
            <text:p>RULE: do not autorespond to anything that might look like the sender implied the mail should not be autorespond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Precedence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A golden oldie from ancient times, Precedence is (according to RFC2076):</text:p>
            <text:p/>
            <text:list text:style-name="L1">
              <text:list-item>
                <text:p><text:s/>non-standard</text:p>
              </text:list-item>
              <text:list-item>
                <text:p><text:s/>controversial</text:p>
              </text:list-item>
              <text:list-item>
                <text:p><text:s/>discouraged</text:p>
              </text:list-item>
            </text:list>
            <text:p/>
            <text:p>But it is still used!</text:p>
            <text:p/>
            <text:p>RULE: if Precedence is set to 'list', 'bulk' or 'junk' don't autorespond to it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 presentation:user-transformed="true">
          <draw:text-box>
            <text:p>Autoresponses/Autogenerated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There are various autoresponse headers around:</text:p>
            <text:list text:style-name="L1">
              <text:list-item>
                <text:p><text:s/>X-Autorespond</text:p>
              </text:list-item>
              <text:list-item>
                <text:p><text:s/>X-Autoresponder</text:p>
              </text:list-item>
            </text:list>
            <text:p/>
            <text:p>Microsoft Exchange autoresponses are problematic:</text:p>
            <text:list text:continue-numbering="true" text:style-name="L1">
              <text:list-item>
                <text:p><text:s/>no standard headers that indicate a bounce</text:p>
              </text:list-item>
              <text:list-item>
                <text:p><text:s/>heavily localized</text:p>
              </text:list-item>
            </text:list>
            <text:p/>
            <text:p>RFC 3834 defines “Auto-Submitted” to indicate if a mail was autogenerated, or sent by a human.</text:p>
            <text:p/>
            <text:p>RULE: filter out various autorespond headers, Auto-Submitted other than human sent (and everything sent by Exchange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Bug tracker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Although some bug trackers add standard headers (Precedence, Auto-Submitted) many old installations don’t.</text:p>
            <text:p/>
            <text:p>Some headers:</text:p>
            <text:p/>
            <text:list text:style-name="L1">
              <text:list-item>
                <text:p><text:s/>X-Bugzilla-Product</text:p>
              </text:list-item>
              <text:list-item>
                <text:p><text:s/>X-Bugzilla-Type</text:p>
              </text:list-item>
              <text:list-item>
                <text:p><text:s/>RT-Originator</text:p>
              </text:list-item>
              <text:list-item>
                <text:p><text:s/>X-Roundup-Version</text:p>
              </text:list-item>
              <text:list-item>
                <text:p><text:s/>X-Trac-Version</text:p>
              </text:list-item>
              <text:list-item>
                <text:p><text:s/>X-Whups-Generated</text:p>
              </text:list-item>
            </text:list>
            <text:p/>
            <text:p>RULE: filter out headers specific to bug tracker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X-Mailer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Many marketing companies like to add their own X-Mailer headers:</text:p>
            <text:list text:style-name="L1">
              <text:list-item>
                <text:p><text:s/>vanity</text:p>
              </text:list-item>
              <text:list-item>
                <text:p><text:s/>tracing</text:p>
              </text:list-item>
            </text:list>
            <text:p/>
            <text:p>There are A LOT of X-Mailer headers in use. Scavanging mail headers on our own system revealed a few hundred.</text:p>
            <text:p/>
            <text:p>RULE: filter out all the X-Mailer headers that are used by marketing compani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Other “standard” header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Some “standard” headers are not used often, but can provide good clues for filtering:</text:p>
            <text:p/>
            <text:list text:style-name="L1">
              <text:list-item>
                <text:p><text:s/>User-Agent</text:p>
              </text:list-item>
              <text:list-item>
                <text:p><text:s/>Reply-To (although often faked)</text:p>
              </text:list-item>
              <text:list-item>
                <text:p><text:s/>Message-Id (filter out certain domains and programs)</text:p>
              </text:list-item>
              <text:list-item>
                <text:p><text:s/>X-MimeOLE</text:p>
              </text:list-item>
              <text:list-item>
                <text:p><text:s/>X-PHP-Script</text:p>
              </text:list-item>
              <text:list-item>
                <text:p><text:s/>many many more</text:p>
              </text:list-item>
            </text:list>
            <text:p/>
            <text:p>It is a lot of work to filter these out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Custom header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Many companies use unique custom headers:</text:p>
            <text:p/>
            <text:list text:style-name="L1">
              <text:list-item>
                <text:p><text:s/>X-PlaxoMailType</text:p>
              </text:list-item>
              <text:list-item>
                <text:p><text:s/>X-Google-Ads-Sender</text:p>
              </text:list-item>
              <text:list-item>
                <text:p><text:s/>X-Notifications (used by Google)</text:p>
              </text:list-item>
              <text:list-item>
                <text:p><text:s/>X-Yahoo-Newman-Property</text:p>
              </text:list-item>
              <text:list-item>
                <text:p><text:s/>X-Email-Type-Id (used by PayPal)</text:p>
              </text:list-item>
              <text:list-item>
                <text:p><text:s/>and thousands and thousands more</text:p>
              </text:list-item>
            </text:list>
            <text:p/>
            <text:p>It is even more work to filter these out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Fixing the problem, or: what you can do</text:p>
          </draw:text-box>
        </draw:frame>
        <draw:frame presentation:style-name="pr5" draw:layer="layout" svg:width="26.099cm" svg:height="15.36cm" svg:x="0.901cm" svg:y="4.5cm" presentation:class="subtitle">
          <draw:text-box>
            <text:list text:style-name="L1">
              <text:list-item>
                <text:p><text:s/>fight spam (always good!)</text:p>
              </text:list-item>
              <text:list-item>
                <text:p><text:s/>make sure your programs use RFC 3834 (“Auto-Submitted”) headers when appropriate</text:p>
              </text:list-item>
              <text:list-item>
                <text:p><text:s/>convince others to use standard headers, like RFC 3834 headers and convince them this does not mark their mails as spam (or vice versa)</text:p>
              </text:list-item>
              <text:list-item>
                <text:p><text:s/>make patches for programs that send mail automatically</text:p>
              </text:list-item>
              <text:list-item>
                <text:p><text:s/>don’t go on vacation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Our autoresponder</text:p>
          </draw:text-box>
        </draw:frame>
        <draw:frame presentation:style-name="pr5" draw:layer="layout" svg:width="26.099cm" svg:height="15.36cm" svg:x="0.901cm" svg:y="4.5cm" presentation:class="subtitle">
          <draw:text-box>
            <text:p>Written in Python (around 780 lines, including comments) and used as a transport in Postfix.</text:p>
            <text:p/>
            <text:p>It has a lot of checks to quickly determine if it should autorespond to a mail or not.</text:p>
            <text:p/>
            <text:p>After it has decided to autorespond, it gets user specific information from a database (MySQL), which further limit when to answer:</text:p>
            <text:p/>
            <text:list text:style-name="L1">
              <text:list-item>
                <text:p><text:s/>whitelist (list with people that never should be replied to)</text:p>
              </text:list-item>
              <text:list-item>
                <text:p><text:s/>silent period (every time, once a week, once)</text:p>
              </text:list-item>
              <text:list-item>
                <text:p><text:s/>spam levels (can only be more strict than the default)</text:p>
              </text:list-item>
            </text:list>
            <text:p/>
            <text:p>Of course, it sets an Auto-Submitted header itself :-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Result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We have a few steady users of our autoresponder.</text:p>
            <text:p/>
            <text:p>From around March 20 2009 to March 24 2010 2172 mails were handled by the autoresponder script.</text:p>
            <text:p/>
            <text:p>489 mails were autoreplied.</text:p>
            <text:p/>
            <text:p>The majority of these autoreplies were legit. Some were not:</text:p>
            <text:p/>
            <text:list text:style-name="L1">
              <text:list-item>
                <text:p><text:s/>spam passed through greylisting and not caught by SpamAssassin :-(</text:p>
              </text:list-item>
              <text:list-item>
                <text:p><text:s/>newsletters that did not set headers we check for</text:p>
              </text:list-item>
            </text:list>
            <text:p/>
            <text:p>Every few months we update the script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Caveat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Difficulty in writing a good autoresponder is how to determine what needs to be filtered out:</text:p>
            <text:p/>
            <text:list text:style-name="L1">
              <text:list-item>
                <text:p><text:s/>it is illegal to just read someone’s mail</text:p>
              </text:list-item>
              <text:list-item>
                <text:p><text:s/>some users use POP3, removing the ‘evidence’ before we can check</text:p>
              </text:list-item>
            </text:list>
            <text:p/>
            <text:p>How far can you go to make a really good autoresponder? Is it OK to even just check only the (full) mail headers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Future work: collecting headers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Best thing to do: make this better together!</text:p>
            <text:p/>
            <text:list text:style-name="L1">
              <text:list-item>
                <text:p><text:s/>collect X-Mailer headers</text:p>
              </text:list-item>
              <text:list-item>
                <text:p><text:s/>collect other headers</text:p>
              </text:list-item>
              <text:list-item>
                <text:p><text:s/>publish them for anyone to incorporate in an autoresponder</text:p>
              </text:list-item>
              <text:list-item>
                <text:p><text:s/>convince others to use standard headers</text:p>
              </text:list-item>
            </text:list>
            <text:p/>
            <text:p>It will be a lot of work.</text:p>
            <text:p/>
            <text:p>If you are interested in helping, contact me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Future work: Sieve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Sieve is a standardized mail filtering language that hooks into an IMAP4 server.</text:p>
            <text:p/>
            <text:p>Best described as: “stripped procmail, with support for virtual hosting”</text:p>
            <text:p/>
            <text:p>Sieve has an autoresponder extension and all our rules can be rewritten to Sieve rules:</text:p>
            <text:p/>
            <text:list text:style-name="L1">
              <text:list-item>
                <text:p><text:s/>one large set of Sieve rules included by all users</text:p>
              </text:list-item>
              <text:list-item>
                <text:p><text:s/>per user rule generation for whitelists, etc.</text:p>
              </text:list-item>
            </text:list>
            <text:p/>
            <text:p>Needs better mail client support though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oco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6.199cm" svg:height="1.75cm" svg:x="0.801cm" svg:y="2.125cm" presentation:class="title">
          <draw:text-box>
            <text:p>Contact information</text:p>
          </draw:text-box>
        </draw:frame>
        <draw:frame presentation:style-name="pr5" draw:layer="layout" svg:width="26.099cm" svg:height="15.36cm" svg:x="0.901cm" svg:y="4.5cm" presentation:class="subtitle" presentation:user-transformed="true">
          <draw:text-box>
            <text:p>Loco (Loohuis Consulting)</text:p>
            <text:p>Jasmijnstraat 3</text:p>
            <text:p>3551 SP Utrecht</text:p>
            <text:p>The Netherlands</text:p>
            <text:p>Phone: +31 30 291 9805</text:p>
            <text:p>E-mail: consultancy@loohuis-consulting.nl</text:p>
            <text:p>Web: http://www.loohuis-consulting.nl/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loco-presentation-bg" xlink:href="Pictures/1000000000000400000003002AFD791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oco_25_20presentation-background" style:display-name="loco%20presentation-background" style:family="presentation">
      <style:graphic-properties draw:stroke="none" draw:fill="bitmap" draw:fill-image-name="loco-presentation-bg" draw:fill-image-width="0cm" draw:fill-image-height="0cm" style:repeat="stretch"/>
    </style:style>
    <style:style style:name="loco_25_20presentation-backgroundobjects" style:display-name="loco%20presentatio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oco_25_20presentation-notes" style:display-name="loco%20presentation-notes" style:family="presentation">
      <style:graphic-properties draw:stroke="none" draw:fill="none">
        <text:list-style style:name="loco_25_20presentation-notes" style:display-name="loco%20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oco_25_20presentation-outline1" style:display-name="loco%20presentation-outline1" style:family="presentation">
      <style:graphic-properties draw:stroke="none" draw:fill="none">
        <text:list-style style:name="loco_25_20presentation-outline1" style:display-name="loco%20presentation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outline2" style:display-name="loco%20presentation-outline2" style:family="presentation" style:parent-style-name="loco_25_20presentation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oco_25_20presentation-outline3" style:display-name="loco%20presentation-outline3" style:family="presentation" style:parent-style-name="loco_25_20presentation-outline2">
      <style:paragraph-properties fo:margin-left="3.6cm" fo:margin-right="0cm" fo:margin-top="0cm" fo:margin-bottom="0.3cm" fo:text-indent="-0.6cm"/>
      <style:text-properties fo:color="#000000" fo:font-family="'Trebuchet MS'" style:font-style-name="Normal" style:font-family-generic="swiss" style:font-pitch="variable" fo:font-size="18pt" style:font-size-asian="24pt" style:font-size-complex="24pt"/>
    </style:style>
    <style:style style:name="loco_25_20presentation-outline4" style:display-name="loco%20presentation-outline4" style:family="presentation" style:parent-style-name="loco_25_20presentation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oco_25_20presentation-outline5" style:display-name="loco%20presentation-outline5" style:family="presentation" style:parent-style-name="loco_25_20presentation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6" style:display-name="loco%20presentation-outline6" style:family="presentation" style:parent-style-name="loco_25_20presentation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7" style:display-name="loco%20presentation-outline7" style:family="presentation" style:parent-style-name="loco_25_20presentation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8" style:display-name="loco%20presentation-outline8" style:family="presentation" style:parent-style-name="loco_25_20presentation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outline9" style:display-name="loco%20presentation-outline9" style:family="presentation" style:parent-style-name="loco_25_20presentation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oco_25_20presentation-subtitle" style:display-name="loco%20presentation-subtitle" style:family="presentation">
      <style:graphic-properties draw:stroke="none" draw:fill="none" draw:textarea-vertical-align="middle" draw:auto-grow-height="false">
        <text:list-style style:name="loco_25_20presentation-subtitle" style:display-name="loco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000000" style:text-outline="false" style:text-line-through-style="none" fo:font-family="'Trebuchet MS'" style:font-style-name="Normal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oco_25_20presentation-title" style:display-name="loco%20presentation-title" style:family="presentation">
      <style:graphic-properties draw:stroke="none" draw:fill="none" draw:textarea-vertical-align="middle">
        <text:list-style style:name="loco_25_20presentation-title" style:display-name="loco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loco-presentation-bg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loco_25_20presentation-outline1">
      <style:graphic-properties fo:min-height="15.36cm"/>
    </style:style>
    <style:style style:name="Mpr2" style:family="presentation" style:parent-style-name="loco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loco_25_20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loco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4pt" style:font-size-asian="14pt" style:font-size-complex="14pt"/>
    </style:style>
    <style:style style:name="MP5" style:family="paragraph">
      <style:text-properties fo:color="#ffffff" fo:font-family="'Trebuchet MS'" style:font-family-generic="swiss" style:font-pitch="variable" fo:font-size="15pt" fo:text-shadow="none" style:font-size-asian="15pt" style:font-size-complex="15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fo:language="nl" fo:country="NL" style:font-size-asian="14pt" style:language-asian="nl" style:country-asian="NL" style:font-size-complex="14pt" style:language-complex="nl" style:country-complex="NL"/>
    </style:style>
    <style:style style:name="MT3" style:family="text">
      <style:text-properties fo:font-family="'Trebuchet MS'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'Trebuchet MS'" style:font-family-generic="swiss" style:font-pitch="variable" fo:font-size="15pt" fo:text-shadow="none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oco_25_20presentation" style:display-name="loco%20presentation" style:page-layout-name="PM1" draw:style-name="Mdp1">
      <office:forms form:automatic-focus="false" form:apply-design-mode="false"/>
      <draw:frame presentation:style-name="loco_25_20presentation-title" draw:layer="backgroundobjects" svg:width="26.199cm" svg:height="2cm" svg:x="0.801cm" svg:y="2cm" presentation:class="title" presentation:placeholder="true">
        <draw:text-box/>
      </draw:frame>
      <draw:frame presentation:style-name="Mpr1" draw:layer="backgroundobjects" svg:width="26.099cm" svg:height="15.36cm" svg:x="0.901cm" svg:y="4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6.523cm" svg:height="0.679cm" svg:x="0.977cm" svg:y="20.321cm" presentation:class="date-time">
        <draw:text-box>
          <text:p text:style-name="MP3"><text:span text:style-name="MT2">February 10, 2010</text:span></text:p>
        </draw:text-box>
      </draw:frame>
      <draw:frame presentation:style-name="Mpr2" draw:text-style-name="MP4" draw:layer="backgroundobjects" svg:width="8.875cm" svg:height="0.679cm" svg:x="9.625cm" svg:y="20.321cm" presentation:class="footer">
        <draw:text-box>
          <text:p text:style-name="MP4"><text:span text:style-name="MT3">Compliance engineering</text:span></text:p>
          <text:p text:style-name="MP4"><text:span text:style-name="MT3"/></text:p>
        </draw:text-box>
      </draw:frame>
      <draw:frame draw:style-name="Mgr3" draw:text-style-name="MP5" draw:layer="backgroundobjects" svg:width="11.25cm" svg:height="0.865cm" svg:x="17cm" svg:y="0.135cm">
        <draw:text-box>
          <text:p><text:span text:style-name="MT4">Armijn Hemel, Loco (Loohuis Consulting)</text:span></text:p>
        </draw:text-box>
      </draw:frame>
      <presentation:notes style:page-layout-name="PM0">
        <draw:page-thumbnail presentation:style-name="loco_25_20presentation-title" draw:layer="backgroundobjects" svg:width="14.848cm" svg:height="11.136cm" svg:x="3.075cm" svg:y="2.257cm" presentation:class="page"/>
        <draw:frame presentation:style-name="loco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6T20:04:13</meta:creation-date>
    <meta:editing-duration>PT42H00M17S</meta:editing-duration>
    <meta:editing-cycles>136</meta:editing-cycles>
    <dc:date>2010-05-04T21:18:27</dc:date>
    <meta:generator>OpenOffice.org/3.1$Linux OpenOffice.org_project/310m19$Build-9420</meta:generator>
    <dc:creator>Armijn Hemel</dc:creator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